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E0000001AEE0976B304776DAA.jpg" manifest:media-type="image/jpeg"/>
  <manifest:file-entry manifest:full-path="Pictures/100000000000001E0000001AB4A63E943B6E17F3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543cm"/>
    </style:style>
    <style:style style:name="gr3" style:family="graphic" style:parent-style-name="standard">
      <style:graphic-properties draw:stroke="none" draw:fill="none" fo:min-height="0.764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024cm" fo:min-width="21.171cm" fo:padding-top="0.142cm" fo:padding-bottom="0.142cm" fo:padding-left="0.267cm" fo:padding-right="0.26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8.264cm" fo:min-width="23.806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</style:style>
    <style:style style:name="pr4" style:family="presentation" style:parent-style-name="embedded21-outline1">
      <style:graphic-properties fo:min-height="11.049cm"/>
    </style:style>
    <style:style style:name="pr5" style:family="presentation" style:parent-style-name="embedded21-notes">
      <style:graphic-properties draw:fill-color="#ffffff" fo:min-height="10.752cm"/>
    </style:style>
    <style:style style:name="pr6" style:family="presentation" style:parent-style-name="embedded21-outline1">
      <style:graphic-properties draw:auto-grow-height="true" fo:min-height="11.049cm"/>
    </style:style>
    <style:style style:name="pr7" style:family="presentation" style:parent-style-name="embedded21-outline1">
      <style:graphic-properties draw:stroke="none" draw:fill="none" fo:min-height="1.018cm"/>
    </style:style>
    <style:style style:name="pr8" style:family="presentation" style:parent-style-name="embedded21-outline1">
      <style:graphic-properties draw:stroke="none" draw:fill="none" fo:min-height="1.255cm"/>
    </style:style>
    <style:style style:name="pr9" style:family="presentation" style:parent-style-name="embedded21-outline1">
      <style:graphic-properties draw:stroke="none" draw:fill="none" fo:min-height="1.35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6pt"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24pt" fo:font-weight="bold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weight-asian="normal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E0976B304776DAA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4.132cm" presentation:class="title" presentation:user-transformed="true">
          <draw:text-box>
            <text:list text:style-name="L1">
              <text:list-header>
                <text:p text:style-name="P1"><text:span text:style-name="T1">NanoPi-M4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1.318cm" svg:height="2.579cm" svg:x="1.814cm" svg:y="1.723cm" presentation:class="title">
          <draw:text-box>
            <text:p>Reference - 1</text:p>
          </draw:text-box>
        </draw:frame>
        <draw:frame presentation:style-name="pr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NanoPi_M4 Wiki</text:span></text:p>
                <text:list>
                  <text:list-item>
                    <text:p><text:span text:style-name="T3"><text:a xlink:href="http://wiki.friendlyarm.com/wiki/index.php/NanoPi_M4" xlink:type="simple">http://wiki.friendlyarm.com/wiki/index.php/NanoPi_M4</text:a></text:span></text:p>
                  </text:list-item>
                </text:list>
              </text:list-item>
              <text:list-item>
                <text:p><text:span text:style-name="T4">RK Buildroot</text:span></text:p>
                <text:list>
                  <text:list-item>
                    <text:p><text:span text:style-name="T3"><text:s/></text:span><text:span text:style-name="T3">Github</text:span><text:span text:style-name="T3"><text:line-break/></text:span><text:span text:style-name="T3">https://github.com/rockchip-linux/buildroot</text:span></text:p>
                    <text:p><text:span text:style-name="T3"/></text:p>
                  </text:list-item>
                  <text:list-item>
                    <text:p><text:span text:style-name="T3">Buildroot official</text:span><text:span text:style-name="T3"><text:line-break/></text:span><text:span text:style-name="T3"> </text:span><text:span text:style-name="T3"><text:a xlink:href="https://buildroot.org/" xlink:type="simple">https://buildroot.org/</text:a></text:span></text:p>
                  </text:list-item>
                  <text:list-item>
                    <text:p><text:span text:style-name="T3">RK3399 buildroot wiki</text:span><text:span text:style-name="T3"><text:line-break/></text:span><text:span text:style-name="T3">http://wiki.friendlyarm.com/wiki/index.php/Buildroot_for_</text:span><text:span text:style-name="T3">RK339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layer="layout" svg:width="21.318cm" svg:height="2.579cm" svg:x="1.814cm" svg:y="1.723cm" presentation:class="title">
          <draw:text-box>
            <text:p>Reference - 2</text:p>
          </draw:text-box>
        </draw:frame>
        <draw:frame presentation:style-name="pr6" draw:text-style-name="P5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2">Build Kernel</text:span></text:p>
                <text:list>
                  <text:list-item>
                    <text:p><text:span text:style-name="T5"><text:s/></text:span><text:span text:style-name="T5">$ ./build.sh kernel</text:span></text:p>
                  </text:list-item>
                </text:list>
              </text:list-item>
              <text:list-item>
                <text:p><text:span text:style-name="T2">Generate Image for SD Card</text:span></text:p>
                <text:list>
                  <text:list-item>
                    <text:p><text:span text:style-name="T5"><text:s/></text:span><text:span text:style-name="T5">$ sudo ./build.sh sd-img</text:span></text:p>
                  </text:list-item>
                </text:list>
              </text:list-item>
              <text:list-item>
                <text:p><text:span text:style-name="T2">Set Toolchain</text:span></text:p>
                <text:list>
                  <text:list-item>
                    <text:p><text:span text:style-name="T5"><text:s/></text:span><text:span text:style-name="T5">$ source set_toolchain.sh</text:span></text:p>
                  </text:list-item>
                </text:list>
              </text:list-item>
              <text:list-item>
                <text:p><text:span text:style-name="T2">Flash an image to an SD card</text:span></text:p>
                <text:list>
                  <text:list-item>
                    <text:p><text:span text:style-name="T5"><text:s/></text:span><text:span text:style-name="T5">$ ./friendlyelec/rk3399/sd-fuse_rk3399/fusing.sh </text:span><text:span text:style-name="T6">/dev/sdX</text:span><text:span text:style-name="T5"> build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layer="layout" svg:width="21.318cm" svg:height="2.579cm" svg:x="1.814cm" svg:y="1.723cm" presentation:class="title">
          <draw:text-box>
            <text:p>Reference - 3</text:p>
          </draw:text-box>
        </draw:frame>
        <draw:frame draw:style-name="gr2" draw:text-style-name="P6" draw:layer="layout" svg:width="24.358cm" svg:height="8.793cm" svg:x="0.972cm" svg:y="5.828cm">
          <draw:text-box>
            <text:p><text:span text:style-name="T7">flash=mmc,1:loader:idb:0x8000,0x280000:idbloader.img;</text:span></text:p>
            <text:p><text:span text:style-name="T7">flash=mmc,1:env:env:0x3F8000,0x8000;</text:span></text:p>
            <text:p><text:span text:style-name="T7">flash=mmc,1:parm:parm:0x400000,0x0400000:param4sd.txt;</text:span></text:p>
            <text:p><text:span text:style-name="T8">flash=mmc,1:uboot:raw:0x800000,0x0400000:uboot.img;</text:span></text:p>
            <text:p><text:span text:style-name="T7">flash=mmc,1:trust:raw:0xC00000,0x0400000:trust.img;</text:span></text:p>
            <text:p><text:span text:style-name="T7">flash=mmc,1:misc:raw:0x1000000,0x0400000;</text:span></text:p>
            <text:p><text:span text:style-name="T8">flash=mmc,1:resc:raw:0x1400000,0x0C00000:resource.img;</text:span></text:p>
            <text:p><text:span text:style-name="T8">flash=mmc,1:kern:raw:0x2000000,0x2000000:kernel.img;</text:span></text:p>
            <text:p><text:span text:style-name="T7">flash=mmc,1:boot:raw:0x4000000,0x2000000:boot.img;</text:span></text:p>
            <text:p><text:span text:style-name="T9">flash=mmc,1:rootfs:ext4:0x6000000,&lt;ROOTFS_PARTITION_SIZE&gt;:rootfs.img;</text:span></text:p>
            <text:p><text:span text:style-name="T7">flash=mmc,1:userdata:ext4:&lt;USERDATA_PARTITION_ADDR&gt;,0x0:userdata.img;</text:span></text:p>
          </draw:text-box>
        </draw:frame>
        <draw:frame draw:style-name="gr3" draw:text-style-name="P7" draw:layer="layout" svg:width="21.487cm" svg:height="1.014cm" svg:x="1.278cm" svg:y="15.112cm">
          <draw:text-box>
            <text:p>flash=&lt;device&gt;.&lt;dev no&gt;:&lt;partition&gt;:&lt;fstype&gt;:&lt;start&gt;,&lt;length&gt;[:file name];</text:p>
          </draw:text-box>
        </draw:frame>
        <draw:custom-shape draw:style-name="gr4" draw:text-style-name="P8" draw:layer="layout" svg:width="21.671cm" svg:height="1.274cm" svg:x="1.278cm" svg:y="15.1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9.187cm" svg:height="1.018cm" svg:x="1.157cm" svg:y="4.659cm">
          <draw:text-box>
            <text:list text:style-name="L2">
              <text:list-item>
                <text:p><text:span text:style-name="T2">Image partition map</text:span></text:p>
              </text:list-item>
            </text:list>
          </draw:text-box>
        </draw:frame>
        <draw:custom-shape draw:style-name="gr5" draw:text-style-name="P8" draw:layer="layout" svg:width="24.306cm" svg:height="8.514cm" svg:x="0.588cm" svg:y="5.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layer="layout" svg:width="21.318cm" svg:height="2.579cm" svg:x="1.814cm" svg:y="1.723cm" presentation:class="title">
          <draw:text-box>
            <text:p>Reference - 4</text:p>
          </draw:text-box>
        </draw:frame>
        <draw:frame presentation:style-name="pr6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2">Update DTB</text:span><text:line-break/></text:p>
                <text:p/>
              </text:list-item>
              <text:list-item>
                <text:p><text:span text:style-name="T2">Update Kernel Image</text:span></text:p>
              </text:list-item>
            </text:list>
          </draw:text-box>
        </draw:frame>
        <draw:frame presentation:style-name="pr8" draw:text-style-name="P9" draw:layer="layout" svg:width="22.728cm" svg:height="1.255cm" svg:x="1.825cm" svg:y="6.383cm">
          <draw:text-box>
            <text:list text:style-name="L2">
              <text:list-header>
                <text:p><text:span text:style-name="T10">dd if=/tmp/resource.img of=/dev/mmcblk0 count=3038208 seek=20971520 ibs=1 obs=1</text:span></text:p>
              </text:list-header>
            </text:list>
          </draw:text-box>
        </draw:frame>
        <draw:frame presentation:style-name="pr9" draw:text-style-name="P9" draw:layer="layout" svg:width="21.306cm" svg:height="1.354cm" svg:x="1.865cm" svg:y="10.2cm">
          <draw:text-box>
            <text:list text:style-name="L2">
              <text:list-header>
                <text:p><text:span text:style-name="T10">dd if=/tmp/kernel.img of=/dev/mmcblk0 <text:s/>count=33554432 seek=33554432 ibs=1 obs=1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layer="layout" svg:width="21.318cm" svg:height="2.579cm" svg:x="1.814cm" svg:y="1.723cm" presentation:class="title">
          <draw:text-box>
            <text:p>Exercise</text:p>
          </draw:text-box>
        </draw:frame>
        <draw:frame presentation:style-name="pr6" draw:layer="layout" svg:width="22.315cm" svg:height="11.049cm" svg:x="1.814cm" svg:y="4.911cm" presentation:class="outline">
          <draw:text-box>
            <text:list text:style-name="L2">
              <text:list-item>
                <text:p><text:s/>Fdisk SD card</text:p>
              </text:list-item>
              <text:list-item>
                <text:p><text:s/>Format SD card with EXT4</text:p>
              </text:list-item>
              <text:list-item>
                <text:p><text:s/>Install Image to SD card</text:p>
              </text:list-item>
              <text:list-item>
                <text:p><text:s/>Network Setting</text:p>
              </text:list-item>
              <text:list-item>
                <text:p><text:s/>Test SSH 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4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E0976B304776DAA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mbedded21-outline1">
      <style:graphic-properties fo:min-height="11.049cm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9900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line-height="100%" fo:text-indent="0cm" style:writing-mode="lr-tb"/>
    </style:style>
    <style:style style:name="MP14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center" fo:text-indent="0cm" style:writing-mode="lr-tb"/>
    </style:style>
    <style:style style:name="MP16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E0976B304776DAA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4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5cm">
        <text:p/>
      </draw:lin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cm" svg:x="-0.001cm" svg:y="0cm" presentation:class="header">
          <draw:text-box>
            <text:list text:style-name="ML2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0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4" draw:layer="backgroundobjects" svg:width="5.927cm" svg:height="1.27cm" svg:x="1.269cm" svg:y="17.343cm" presentation:class="date-time">
        <draw:text-box>
          <text:list text:style-name="ML1">
            <text:list-header>
              <text:p text:style-name="MP13"><text:span text:style-name="MT4"><presentation:date-time/></text:span></text:p>
            </text:list-header>
          </text:list>
        </draw:text-box>
      </draw:frame>
      <draw:frame presentation:style-name="Mpr3" draw:text-style-name="MP16" draw:layer="backgroundobjects" svg:width="8.044cm" svg:height="1.27cm" svg:x="8.678cm" svg:y="17.343cm" presentation:class="footer">
        <draw:text-box>
          <text:list text:style-name="ML1">
            <text:list-header>
              <text:p text:style-name="MP15"><text:span text:style-name="MT4"><presentation:footer/></text:span></text:p>
            </text:list-header>
          </text:list>
        </draw:text-box>
      </draw:frame>
      <draw:frame presentation:style-name="Mpr4" draw:text-style-name="MP18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7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5" draw:text-style-name="MP10" draw:layer="backgroundobjects" svg:width="8.255cm" svg:height="1.27cm" svg:x="-0.001cm" svg:y="0cm" presentation:class="header">
          <draw:text-box>
            <text:list text:style-name="ML2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6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0" draw:layer="backgroundobjects" svg:width="5.917cm" svg:height="1.314cm" svg:x="1.541cm" svg:y="16.537cm" presentation:class="date-time">
        <draw:text-box>
          <text:p text:style-name="MP19"><text:span text:style-name="MT1"><presentation:date-time/></text:span></text:p>
        </draw:text-box>
      </draw:frame>
      <draw:frame presentation:style-name="Mpr7" draw:text-style-name="MP22" draw:layer="backgroundobjects" svg:width="8.051cm" svg:height="1.314cm" svg:x="8.958cm" svg:y="16.537cm" presentation:class="footer">
        <draw:text-box>
          <text:p text:style-name="MP21"><text:span text:style-name="MT1"><presentation:footer/></text:span></text:p>
        </draw:text-box>
      </draw:frame>
      <draw:frame presentation:style-name="Mpr7" draw:text-style-name="MP24" draw:layer="backgroundobjects" svg:width="5.917cm" svg:height="1.314cm" svg:x="18.483cm" svg:y="16.537cm" presentation:class="page-number">
        <draw:text-box>
          <text:p text:style-name="MP23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0" draw:layer="backgroundobjects" svg:width="8.499cm" svg:height="1.19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8" draw:text-style-name="MP24" draw:layer="backgroundobjects" svg:width="8.499cm" svg:height="1.194cm" svg:x="11.084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9" draw:text-style-name="MP20" draw:layer="backgroundobjects" svg:width="8.499cm" svg:height="1.194cm" svg:x="0cm" svg:y="22.7cm" presentation:class="footer">
          <draw:text-box>
            <text:p text:style-name="MP19"><text:span text:style-name="MT1"><presentation:footer/></text:span></text:p>
          </draw:text-box>
        </draw:frame>
        <draw:frame presentation:style-name="Mpr9" draw:text-style-name="MP24" draw:layer="backgroundobjects" svg:width="8.499cm" svg:height="1.194cm" svg:x="11.084cm" svg:y="22.7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0" draw:layer="backgroundobjects" svg:width="5.917cm" svg:height="1.314cm" svg:x="1.36cm" svg:y="15.922cm" presentation:class="date-time">
        <draw:text-box>
          <text:p text:style-name="MP19"><text:span text:style-name="MT1"><presentation:date-time/></text:span></text:p>
        </draw:text-box>
      </draw:frame>
      <draw:frame presentation:style-name="Mpr11" draw:text-style-name="MP22" draw:layer="backgroundobjects" svg:width="8.051cm" svg:height="1.314cm" svg:x="8.233cm" svg:y="15.993cm" presentation:class="footer">
        <draw:text-box>
          <text:p text:style-name="MP21"><text:span text:style-name="MT1"><presentation:footer/></text:span></text:p>
        </draw:text-box>
      </draw:frame>
      <draw:frame presentation:style-name="Mpr11" draw:text-style-name="MP24" draw:layer="backgroundobjects" svg:width="5.917cm" svg:height="1.314cm" svg:x="17.213cm" svg:y="15.993cm" presentation:class="page-number">
        <draw:text-box>
          <text:p text:style-name="MP23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0" draw:layer="backgroundobjects" svg:width="8.499cm" svg:height="1.19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2" draw:text-style-name="MP24" draw:layer="backgroundobjects" svg:width="8.499cm" svg:height="1.194cm" svg:x="11.084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3" draw:text-style-name="MP20" draw:layer="backgroundobjects" svg:width="8.499cm" svg:height="1.194cm" svg:x="0cm" svg:y="22.7cm" presentation:class="footer">
          <draw:text-box>
            <text:p text:style-name="MP19"><text:span text:style-name="MT1"><presentation:footer/></text:span></text:p>
          </draw:text-box>
        </draw:frame>
        <draw:frame presentation:style-name="Mpr13" draw:text-style-name="MP24" draw:layer="backgroundobjects" svg:width="8.499cm" svg:height="1.194cm" svg:x="11.084cm" svg:y="22.7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20-12-22T12:39:48.230119906</dc:date>
    <meta:editing-cycles>319</meta:editing-cycles>
    <meta:editing-duration>P1DT23H16M57S</meta:editing-duration>
    <meta:generator>LibreOffice/5.1.6.2$Linux_X86_64 LibreOffice_project/10m0$Build-2</meta:generator>
    <meta:document-statistic meta:object-count="90"/>
    <meta:user-defined meta:name="Version" meta:value-type="float">1</meta:user-defined>
  </office:meta>
</office:document-meta>
</file>